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2467c0" officeooo:paragraph-rsid="002467c0" style:font-size-asian="14pt" style:font-weight-asian="bold" style:font-size-complex="14pt" style:font-weight-complex="bold"/>
    </style:style>
    <style:style style:name="P2" style:family="paragraph" style:parent-style-name="Standard">
      <style:text-properties fo:font-size="12pt" fo:font-weight="normal" officeooo:rsid="002042f0" officeooo:paragraph-rsid="002042f0" style:font-size-asian="14pt" style:font-weight-asian="normal" style:font-size-complex="14pt" style:font-weight-complex="normal"/>
    </style:style>
    <style:style style:name="P3" style:family="paragraph" style:parent-style-name="Standard">
      <style:text-properties fo:font-size="12pt" fo:font-weight="normal" officeooo:rsid="002042f0" officeooo:paragraph-rsid="001ef1c1" style:font-size-asian="14pt" style:font-weight-asian="normal" style:font-size-complex="14pt" style:font-weight-complex="normal"/>
    </style:style>
    <style:style style:name="P4" style:family="paragraph" style:parent-style-name="Standard">
      <style:text-properties fo:font-size="12pt" fo:font-weight="normal" officeooo:rsid="003070ae" officeooo:paragraph-rsid="003070ae" style:font-size-asian="12pt" style:font-weight-asian="normal" style:font-size-complex="12pt" style:font-weight-complex="normal"/>
    </style:style>
    <style:style style:name="P5" style:family="paragraph" style:parent-style-name="Standard">
      <style:text-properties fo:font-size="12pt" fo:font-weight="normal" officeooo:rsid="003070ae" officeooo:paragraph-rsid="0036262f" style:font-size-asian="12pt" style:font-weight-asian="normal" style:font-size-complex="12pt" style:font-weight-complex="normal"/>
    </style:style>
    <style:style style:name="P6" style:family="paragraph" style:parent-style-name="Standard">
      <style:text-properties fo:font-size="12pt" fo:font-weight="normal" officeooo:rsid="0034e73f" officeooo:paragraph-rsid="0034e73f" style:font-size-asian="12pt" style:font-weight-asian="normal" style:font-size-complex="12pt" style:font-weight-complex="normal"/>
    </style:style>
    <style:style style:name="P7" style:family="paragraph" style:parent-style-name="Standard" style:list-style-name="L3">
      <style:text-properties fo:font-size="12pt" fo:font-weight="normal" officeooo:rsid="0034e73f" officeooo:paragraph-rsid="0034e73f" style:font-size-asian="12pt" style:font-weight-asian="normal" style:font-size-complex="12pt" style:font-weight-complex="normal"/>
    </style:style>
    <style:style style:name="P8" style:family="paragraph" style:parent-style-name="Standard">
      <style:text-properties fo:font-size="14pt" fo:font-weight="bold" officeooo:rsid="002042f0" officeooo:paragraph-rsid="002042f0" style:font-size-asian="14pt" style:font-weight-asian="bold" style:font-size-complex="14pt" style:font-weight-complex="bold"/>
    </style:style>
    <style:style style:name="P9" style:family="paragraph" style:parent-style-name="Standard">
      <style:text-properties style:font-name="DejaVu Sans" fo:font-size="11pt" officeooo:rsid="00267dc3" officeooo:paragraph-rsid="00267dc3" style:font-size-asian="11pt" style:font-size-complex="11pt"/>
    </style:style>
    <style:style style:name="P10" style:family="paragraph" style:parent-style-name="Standard">
      <style:text-properties style:font-name="DejaVu Sans" fo:font-size="11pt" officeooo:rsid="0031d640" officeooo:paragraph-rsid="0031d640" style:font-size-asian="11pt" style:font-size-complex="11pt"/>
    </style:style>
    <style:style style:name="P11" style:family="paragraph" style:parent-style-name="Standard">
      <style:text-properties style:font-name="DejaVu Sans" fo:font-size="11pt" officeooo:rsid="0034e73f" officeooo:paragraph-rsid="0034e73f" style:font-size-asian="11pt" style:font-size-complex="11pt"/>
    </style:style>
    <style:style style:name="P12" style:family="paragraph" style:parent-style-name="Standard">
      <style:text-properties style:font-name="DejaVu Sans" fo:font-size="11pt" officeooo:rsid="0038113c" officeooo:paragraph-rsid="0038113c" style:font-size-asian="11pt" style:font-size-complex="11pt"/>
    </style:style>
    <style:style style:name="P13" style:family="paragraph" style:parent-style-name="Standard">
      <style:text-properties style:font-name="DejaVu Sans" fo:font-size="11pt" officeooo:rsid="003a5f85" officeooo:paragraph-rsid="003a5f85" style:font-size-asian="11pt" style:font-size-complex="11pt"/>
    </style:style>
    <style:style style:name="P14" style:family="paragraph" style:parent-style-name="Standard">
      <style:text-properties officeooo:paragraph-rsid="001ec348"/>
    </style:style>
    <style:style style:name="P15" style:family="paragraph" style:parent-style-name="Standard">
      <style:text-properties fo:font-weight="normal" officeooo:rsid="0038113c" officeooo:paragraph-rsid="0038113c" style:font-weight-asian="normal" style:font-weight-complex="normal"/>
    </style:style>
    <style:style style:name="P16" style:family="paragraph" style:parent-style-name="Standard">
      <style:text-properties officeooo:paragraph-rsid="003070ae"/>
    </style:style>
    <style:style style:name="P17" style:family="paragraph" style:parent-style-name="Standard">
      <style:text-properties officeooo:rsid="0031d640" officeooo:paragraph-rsid="0031d640"/>
    </style:style>
    <style:style style:name="P18" style:family="paragraph" style:parent-style-name="Standard">
      <style:text-properties officeooo:paragraph-rsid="0031d640"/>
    </style:style>
    <style:style style:name="P19" style:family="paragraph" style:parent-style-name="Standard" style:list-style-name="L2">
      <style:text-properties fo:font-weight="bold" officeooo:rsid="003362dd" officeooo:paragraph-rsid="003362dd" style:font-weight-asian="bold" style:font-weight-complex="bold"/>
    </style:style>
    <style:style style:name="P20" style:family="paragraph" style:parent-style-name="Standard">
      <style:text-properties fo:font-weight="bold" officeooo:rsid="003362dd" officeooo:paragraph-rsid="003362dd" style:font-weight-asian="bold" style:font-weight-complex="bold"/>
    </style:style>
    <style:style style:name="P21" style:family="paragraph" style:parent-style-name="Standard">
      <style:text-properties fo:font-weight="bold" officeooo:rsid="0034e73f" officeooo:paragraph-rsid="0034e73f" style:font-weight-asian="bold" style:font-weight-complex="bold"/>
    </style:style>
    <style:style style:name="P22" style:family="paragraph" style:parent-style-name="Standard" style:list-style-name="L2">
      <style:text-properties fo:font-weight="bold" officeooo:rsid="003a5f85" officeooo:paragraph-rsid="003a5f85" style:font-weight-asian="bold" style:font-weight-complex="bold"/>
    </style:style>
    <style:style style:name="P23" style:family="paragraph" style:parent-style-name="Standard">
      <style:text-properties fo:font-weight="bold" officeooo:rsid="003a5f85" officeooo:paragraph-rsid="003a5f85" style:font-weight-asian="bold" style:font-weight-complex="bold"/>
    </style:style>
    <style:style style:name="P24" style:family="paragraph" style:parent-style-name="Standard">
      <style:text-properties officeooo:paragraph-rsid="002042f0"/>
    </style:style>
    <style:style style:name="P25" style:family="paragraph" style:parent-style-name="Standard" style:list-style-name="L3">
      <style:text-properties officeooo:paragraph-rsid="0034e73f"/>
    </style:style>
    <style:style style:name="P26" style:family="paragraph" style:parent-style-name="Standard" style:list-style-name="L3">
      <style:text-properties officeooo:paragraph-rsid="0035cf13"/>
    </style:style>
    <style:style style:name="P27" style:family="paragraph" style:parent-style-name="Standard" style:list-style-name="L3">
      <style:text-properties officeooo:rsid="0035cf13" officeooo:paragraph-rsid="0035cf13"/>
    </style:style>
    <style:style style:name="P28" style:family="paragraph" style:parent-style-name="Standard" style:list-style-name="L3">
      <style:text-properties officeooo:rsid="0036262f" officeooo:paragraph-rsid="0036262f"/>
    </style:style>
    <style:style style:name="P29" style:family="paragraph" style:parent-style-name="Standard" style:list-style-name="L3">
      <style:text-properties officeooo:rsid="0038113c" officeooo:paragraph-rsid="0038113c"/>
    </style:style>
    <style:style style:name="P30" style:family="paragraph" style:parent-style-name="Standard">
      <style:text-properties officeooo:rsid="0038113c" officeooo:paragraph-rsid="0038113c"/>
    </style:style>
    <style:style style:name="P31" style:family="paragraph" style:parent-style-name="Standard">
      <style:text-properties officeooo:paragraph-rsid="003a5f85"/>
    </style:style>
    <style:style style:name="P32" style:family="paragraph" style:parent-style-name="Standard">
      <style:text-properties officeooo:rsid="003a5f85" officeooo:paragraph-rsid="003a5f85"/>
    </style:style>
    <style:style style:name="P33" style:family="paragraph" style:parent-style-name="Standard">
      <style:text-properties officeooo:rsid="003b834c" officeooo:paragraph-rsid="003b834c"/>
    </style:style>
    <style:style style:name="P34" style:family="paragraph" style:parent-style-name="Standard" style:list-style-name="L4">
      <style:paragraph-properties>
        <style:tab-stops>
          <style:tab-stop style:position="3.6252in"/>
        </style:tab-stops>
      </style:paragraph-properties>
      <style:text-properties officeooo:rsid="003b834c" officeooo:paragraph-rsid="003b834c"/>
    </style:style>
    <style:style style:name="P35" style:family="paragraph" style:parent-style-name="Standard">
      <style:text-properties officeooo:paragraph-rsid="0036262f"/>
    </style:style>
    <style:style style:name="P36" style:family="paragraph" style:parent-style-name="Standard" style:list-style-name="L2">
      <style:text-properties officeooo:paragraph-rsid="003d2520"/>
    </style:style>
    <style:style style:name="P37" style:family="paragraph" style:parent-style-name="Standard">
      <style:paragraph-properties fo:break-before="page"/>
      <style:text-properties officeooo:paragraph-rsid="0031d640"/>
    </style:style>
    <style:style style:name="P38" style:family="paragraph" style:parent-style-name="Standard">
      <style:paragraph-properties fo:break-before="page"/>
      <style:text-properties officeooo:paragraph-rsid="002042f0"/>
    </style:style>
    <style:style style:name="P39" style:family="paragraph" style:parent-style-name="Standard">
      <style:paragraph-properties fo:break-before="page"/>
      <style:text-properties fo:font-size="14pt" fo:font-weight="bold" officeooo:rsid="003a5f85" officeooo:paragraph-rsid="003a5f85" style:font-size-asian="14pt" style:font-weight-asian="bold" style:font-size-complex="14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ec348" style:font-size-asian="16pt" style:font-weight-asian="bold" style:font-size-complex="16pt" style:font-weight-complex="bold"/>
    </style:style>
    <style:style style:name="T5" style:family="text">
      <style:text-properties fo:font-size="16pt" fo:font-weight="bold" officeooo:rsid="003070ae" style:font-size-asian="16pt" style:font-weight-asian="bold" style:font-size-complex="16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officeooo:rsid="0035cf13" style:font-size-asian="12pt" style:font-weight-asian="bold" style:font-size-complex="12pt" style:font-weight-complex="bold"/>
    </style:style>
    <style:style style:name="T8" style:family="text">
      <style:text-properties fo:font-size="12pt" fo:font-weight="bold" officeooo:rsid="003d2520" style:font-size-asian="12pt" style:font-weight-asian="bold" style:font-size-complex="12pt" style:font-weight-complex="bold"/>
    </style:style>
    <style:style style:name="T9" style:family="text">
      <style:text-properties fo:font-size="12pt" fo:font-weight="bold" officeooo:rsid="003a5f85"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3070ae" style:font-size-asian="12pt" style:font-weight-asian="normal" style:font-size-complex="12pt" style:font-weight-complex="normal"/>
    </style:style>
    <style:style style:name="T12" style:family="text">
      <style:text-properties fo:font-size="12pt" fo:font-weight="normal" officeooo:rsid="0031d640" style:font-size-asian="12pt" style:font-weight-asian="normal" style:font-size-complex="12pt" style:font-weight-complex="normal"/>
    </style:style>
    <style:style style:name="T13" style:family="text">
      <style:text-properties fo:font-size="12pt" fo:font-weight="normal" officeooo:rsid="0034e73f" style:font-size-asian="12pt" style:font-weight-asian="normal" style:font-size-complex="12pt" style:font-weight-complex="normal"/>
    </style:style>
    <style:style style:name="T14" style:family="text">
      <style:text-properties fo:font-size="12pt" fo:font-weight="normal" officeooo:rsid="0035cf13" style:font-size-asian="12pt" style:font-weight-asian="normal" style:font-size-complex="12pt" style:font-weight-complex="normal"/>
    </style:style>
    <style:style style:name="T15" style:family="text">
      <style:text-properties fo:font-size="12pt" fo:font-weight="normal" officeooo:rsid="003b834c" style:font-size-asian="12pt" style:font-weight-asian="normal" style:font-size-complex="12pt" style:font-weight-complex="normal"/>
    </style:style>
    <style:style style:name="T16" style:family="text">
      <style:text-properties fo:font-size="12pt" fo:font-weight="normal" officeooo:rsid="003d2520" style:font-size-asian="12pt" style:font-weight-asian="normal" style:font-size-complex="12pt" style:font-weight-complex="normal"/>
    </style:style>
    <style:style style:name="T17" style:family="text">
      <style:text-properties fo:font-size="12pt" fo:font-weight="normal" officeooo:rsid="003a5f85" style:font-size-asian="12pt" style:font-weight-asian="normal" style:font-size-complex="12pt" style:font-weight-complex="normal"/>
    </style:style>
    <style:style style:name="T18" style:family="text">
      <style:text-properties fo:font-size="12pt" fo:font-style="normal" fo:font-weight="normal" style:font-style-asian="normal" style:font-weight-asian="normal" style:font-style-complex="normal" style:font-weight-complex="normal"/>
    </style:style>
    <style:style style:name="T19" style:family="text">
      <style:text-properties fo:font-size="12pt" fo:font-style="normal" fo:font-weight="normal" officeooo:rsid="003a5f85" style:font-style-asian="normal" style:font-weight-asian="normal" style:font-style-complex="normal" style:font-weight-complex="normal"/>
    </style:style>
    <style:style style:name="T20" style:family="text">
      <style:text-properties fo:font-size="12pt" fo:font-style="normal" fo:font-weight="normal" officeooo:rsid="003b834c" style:font-style-asian="normal" style:font-weight-asian="normal" style:font-style-complex="normal" style:font-weight-complex="normal"/>
    </style:style>
    <style:style style:name="T21" style:family="text">
      <style:text-properties fo:font-size="12pt" style:font-size-asian="12pt" style:font-size-complex="12pt"/>
    </style:style>
    <style:style style:name="T22" style:family="text">
      <style:text-properties fo:font-size="12pt" officeooo:rsid="0034e73f" style:font-size-asian="12pt" style:font-size-complex="12pt"/>
    </style:style>
    <style:style style:name="T23" style:family="text">
      <style:text-properties fo:font-size="14pt" fo:font-weight="bold" officeooo:rsid="001ec348" style:font-size-asian="14pt" style:font-weight-asian="bold" style:font-size-complex="14pt" style:font-weight-complex="bold"/>
    </style:style>
    <style:style style:name="T24" style:family="text">
      <style:text-properties fo:font-size="14pt" fo:font-weight="bold" officeooo:rsid="003070ae" style:font-size-asian="14pt" style:font-weight-asian="bold" style:font-size-complex="14pt" style:font-weight-complex="bold"/>
    </style:style>
    <style:style style:name="T25" style:family="text">
      <style:text-properties fo:font-size="14pt" fo:font-weight="bold" officeooo:rsid="0031d640" style:font-size-asian="14pt" style:font-weight-asian="bold" style:font-size-complex="14pt" style:font-weight-complex="bold"/>
    </style:style>
    <style:style style:name="T26" style:family="text">
      <style:text-properties fo:font-size="14pt" fo:font-weight="bold" officeooo:rsid="0034e73f" style:font-size-asian="14pt" style:font-weight-asian="bold" style:font-size-complex="14pt" style:font-weight-complex="bold"/>
    </style:style>
    <style:style style:name="T27" style:family="text">
      <style:text-properties style:text-position="0% 100%" fo:font-size="12pt" fo:font-weight="normal" style:font-size-asian="12pt" style:font-weight-asian="normal" style:font-size-complex="12pt" style:font-weight-complex="normal"/>
    </style:style>
    <style:style style:name="T28" style:family="text">
      <style:text-properties style:text-position="0% 100%" fo:font-size="12pt" officeooo:rsid="002467c0"/>
    </style:style>
    <style:style style:name="T29" style:family="text">
      <style:text-properties style:text-position="0% 100%" fo:font-size="12pt" officeooo:rsid="002467c0" style:font-size-asian="12pt" style:font-size-complex="12pt"/>
    </style:style>
    <style:style style:name="T30" style:family="text">
      <style:text-properties style:text-position="super 58%" fo:font-size="12pt" fo:font-weight="normal" style:font-size-asian="12pt" style:font-weight-asian="normal" style:font-size-complex="12pt" style:font-weight-complex="normal"/>
    </style:style>
    <style:style style:name="T31" style:family="text">
      <style:text-properties officeooo:rsid="0035cf13"/>
    </style:style>
    <style:style style:name="T32" style:family="text">
      <style:text-properties officeooo:rsid="00399c8d"/>
    </style:style>
    <style:style style:name="T33" style:family="text">
      <style:text-properties officeooo:rsid="003b834c"/>
    </style:style>
    <style:style style:name="T34" style:family="text">
      <style:text-properties officeooo:rsid="003d2520"/>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1</text:span><text:span text:style-name="T5">2</text:span><text:span text:style-name="T1">: </text:span><text:span text:style-name="T3">P</text:span><text:span text:style-name="T5">ython</text:span></text:p>
      <text:p text:style-name="Standard"/>
      <text:p text:style-name="P14"><text:span text:style-name="T23">Wh</text:span><text:span text:style-name="T24">at is Python?</text:span></text:p>
      <text:p text:style-name="P5">Python is a high-level programming language that was first introduced in 1991. The most current version is Python3, which was introduced in 2008, but many systems still rely on code that was written using the slightly different Python2.</text:p>
      <text:p text:style-name="P5"/>
      <text:p text:style-name="P35"><text:span text:style-name="T14">Most developers think that Python is a much easier language to work in than C++ is. The same task will usually require far fewer statements in </text:span><text:span text:style-name="T15">Python</text:span><text:span text:style-name="T14"> than it does in </text:span><text:span text:style-name="T15">C++</text:span><text:span text:style-name="T14">. The tradeoff is that programmers have less control over the machine in Python than in C++.</text:span></text:p>
      <text:p text:style-name="P4"/>
      <text:p text:style-name="P16"><text:span text:style-name="T11">Python shares some of its syntax with C++ but its execution is very different because Python is an interpreted language rather than a compiled language. Remember that compiling is the process that replaces all of the high-level statements in a program with executable machine code. Interpreted languages are only read one line at a time. The interpreter translates and executes one line at a time. A Python script that contains a syntax error will continue to run </text:span><text:span text:style-name="T12">until the interpreter encounters that error. This can make debugging Python a little easier than a compiled program, where it is not always clear where an error occurred.</text:span></text:p>
      <text:p text:style-name="P16"><text:span text:style-name="T12"/></text:p>
      <text:p text:style-name="P17"><text:span text:style-name="T12">V</text:span><text:span text:style-name="T10">ariable in Python are not given an exact </text:span><text:span text:style-name="T16">data</text:span><text:span text:style-name="T10">type. The interpreter assumes the datatype based on the value that is used to initialize the variable. Another thing that makes Python look very different from C++ is that code does not have to be written in a function. The example below is a complete python script that will create a string variable named </text:span><text:span text:style-name="T6">greeting </text:span><text:span text:style-name="T10">and then print the value of that variable on the command line.</text:span></text:p>
      <text:p text:style-name="P16"><text:span text:style-name="T12"/></text:p>
      <text:p text:style-name="P16"><draw:frame draw:style-name="fr1" draw:name="Frame3" text:anchor-type="paragraph" svg:width="7in" draw:z-index="0"><draw:text-box fo:min-height="0.8874in"><text:p text:style-name="P9"/><text:p text:style-name="P10">greeting = "Hello World!"</text:p><text:p text:style-name="P10">print(greeting)</text:p></draw:text-box></draw:frame><text:span text:style-name="T12"/></text:p>
      <text:p text:style-name="P18"><text:span text:style-name="T25"/></text:p>
      <text:p text:style-name="P37"><text:span text:style-name="T25">Libraries</text:span></text:p>
      <text:p text:style-name="P17"><text:span text:style-name="T10">Python has become very popular because of the large number of libraries available that make complex tasks easily accessible. Some of the most valuable libraries for computer scientists include:</text:span></text:p>
      <text:list xml:id="list1268469175" text:style-name="L2">
        <text:list-item>
          <text:p text:style-name="P19"><text:span text:style-name="T21">matplotlib</text:span><text:span text:style-name="T10">: a tool for creating charts and graphs.</text:span></text:p>
        </text:list-item>
        <text:list-item>
          <text:p text:style-name="P19"><text:span text:style-name="T21">numpy: </text:span><text:span text:style-name="T10">a tool for processing numerical arrays.</text:span></text:p>
        </text:list-item>
        <text:list-item>
          <text:p text:style-name="P19"><text:span text:style-name="T21">tensorflow: </text:span><text:span text:style-name="T10">a package created by Google for building machine learning models using multi-dimensioned collections of values called tensors.</text:span></text:p>
        </text:list-item>
        <text:list-item>
          <text:p text:style-name="P19"><text:span text:style-name="T21">scikitlearn: </text:span><text:span text:style-name="T10">a package for training and testing simple machine learning models </text:span><text:span text:style-name="T13">and other tools for data science</text:span><text:span text:style-name="T10">. Also includes a large collection of easily accessible datasets.</text:span></text:p>
        </text:list-item>
        <text:list-item>
          <text:p text:style-name="P19"><text:span text:style-name="T21">pandas: </text:span><text:span text:style-name="T13">a tool for creating convenient tables.</text:span></text:p>
        </text:list-item>
        <text:list-item>
          <text:p text:style-name="P22"><text:span text:style-name="T22">s</text:span><text:span text:style-name="T21">cipy: </text:span><text:span text:style-name="T10">a collection of tools for processing scientific data</text:span></text:p>
        </text:list-item>
        <text:list-item>
          <text:p text:style-name="P22"><text:span text:style-name="T21">pygame: </text:span><text:span text:style-name="T10">a package for creating simple games using the Python language</text:span></text:p>
        </text:list-item>
        <text:list-item>
          <text:p text:style-name="P36"><text:span text:style-name="T8">openCV: </text:span><text:span text:style-name="T16">a suite of tools for supporting computer vision</text:span></text:p>
        </text:list-item>
      </text:list>
      <text:p text:style-name="P23"><text:span text:style-name="T10"/></text:p>
      <text:p text:style-name="P31"><text:span text:style-name="T17">All of </text:span><text:span text:style-name="T16">these</text:span><text:span text:style-name="T17"> libraries need to be installed on the computer that is running </text:span><text:span text:style-name="T16">the </text:span><text:span text:style-name="T17">Python script that needs them. This can be done from the command line using a tool call </text:span><text:span text:style-name="T9">pip</text:span><text:span text:style-name="T17"> or </text:span><text:span text:style-name="T9">conda. </text:span><text:span text:style-name="T17">Developers who prefer a graphical tool for package (library) magagement can use </text:span><text:span text:style-name="T9">anaconda.</text:span></text:p>
      <text:p text:style-name="P20"><text:span text:style-name="T13"/></text:p>
      <text:p text:style-name="P21"><text:span text:style-name="T13">T</text:span><text:span text:style-name="T10">he following script will create a graph of the function y=x</text:span><text:span text:style-name="T30">2</text:span><text:span text:style-name="T27"> for a range of x from 0 to 100. Take a moment to consider how many lines of C++ would be required for this task.</text:span></text:p>
      <text:p text:style-name="P3"/>
      <text:p text:style-name="P3"><draw:frame draw:style-name="fr1" draw:name="Frame4" text:anchor-type="paragraph" svg:width="7in" draw:z-index="1"><draw:text-box fo:min-height="0.8874in"><text:p text:style-name="P11">import numpy</text:p><text:p text:style-name="P11">from matplotlib import pyplot as plt</text:p><text:p text:style-name="P11">x = np.array(range(0,100))</text:p><text:p text:style-name="P11">y = x*x</text:p><text:p text:style-name="P11">plt.plot(x,y)</text:p><text:p text:style-name="P11">plt.show()</text:p></draw:text-box></draw:frame></text:p>
      <text:p text:style-name="P2"/>
      <text:p text:style-name="P24"><text:span text:style-name="T23"/></text:p>
      <text:p text:style-name="P38"><text:span text:style-name="T23">P</text:span><text:span text:style-name="T26">ython Syntax</text:span></text:p>
      <text:p text:style-name="P8"/>
      <text:p text:style-name="P6">Programmers who are familiar with C++ usually have a fairly easy time learning Python but there are some very important differences that have to be kept in mind. Some of these differences are:</text:p>
      <text:list xml:id="list478210205" text:style-name="L3">
        <text:list-header>
          <text:p text:style-name="P7"/>
        </text:list-header>
        <text:list-item>
          <text:p text:style-name="P25"><text:span text:style-name="T13">Whitespace rather than curly brackets is used to show that code is in a particular block. This means that </text:span><text:span text:style-name="T14">inconsistent indenting will produce code that does not work.</text:span></text:p>
        </text:list-item>
        <text:list-item>
          <text:p text:style-name="P27"><text:span text:style-name="T10">Variables are not given a datatype explicitly.</text:span></text:p>
        </text:list-item>
        <text:list-item>
          <text:p text:style-name="P26"><text:span text:style-name="T14">Functions are created using the </text:span><text:span text:style-name="T7">def </text:span><text:span text:style-name="T14">keyword. This is because functions, like variables, do not have a specified return type.</text:span></text:p>
        </text:list-item>
        <text:list-item>
          <text:p text:style-name="P27"><text:span text:style-name="T10">Functions can return more than one value.</text:span></text:p>
        </text:list-item>
        <text:list-item>
          <text:p text:style-name="P27"><text:span text:style-name="T10">There is not </text:span><text:span text:style-name="T6">switch</text:span><text:span text:style-name="T10"> statement. Also </text:span><text:span text:style-name="T6">else if </text:span><text:span text:style-name="T10">is shortened to </text:span><text:span text:style-name="T6">elif.</text:span></text:p>
        </text:list-item>
        <text:list-item>
          <text:p text:style-name="P27"><text:span text:style-name="T10">The </text:span><text:span text:style-name="T6">cout</text:span><text:span text:style-name="T10"> statement is replaced with </text:span><text:span text:style-name="T6">print</text:span><text:span text:style-name="T10">, which is a function that can take any number of strings as arguments.</text:span></text:p>
        </text:list-item>
        <text:list-item>
          <text:p text:style-name="P27"><text:span text:style-name="T10">Function arguments can be passed out of order. This is done by writing the parameter name and using the assignment operator </text:span><text:span text:style-name="T6">=</text:span><text:span text:style-name="T10">. So in Python both of these function calls are legal and will do the same thing:</text:span></text:p>
          <text:list>
            <text:list-item>
              <text:p text:style-name="P27"><text:span text:style-name="T10">foo(x=0, y=1)</text:span></text:p>
            </text:list-item>
            <text:list-item>
              <text:p text:style-name="P27"><text:span text:style-name="T10">foo(y=1, x=0)</text:span></text:p>
            </text:list-item>
          </text:list>
        </text:list-item>
        <text:list-item>
          <text:p text:style-name="P28"><text:span text:style-name="T10">Code does not have to be written in functions.</text:span></text:p>
        </text:list-item>
        <text:list-item>
          <text:p text:style-name="P28"><text:span text:style-name="T10">The </text:span><text:span text:style-name="T6">#include </text:span><text:span text:style-name="T10">directive is replaced with the </text:span><text:span text:style-name="T6">import </text:span><text:span text:style-name="T10">statement, which does not have to be at the top of a script and can be called at any time.</text:span></text:p>
        </text:list-item>
        <text:list-item>
          <text:p text:style-name="P29"><text:span text:style-name="T10">Comments are separated from regular code by starting a line with </text:span><text:span text:style-name="T6"># </text:span><text:span text:style-name="T10">rather than </text:span><text:span text:style-name="T6">// </text:span><text:span text:style-name="T10">or</text:span><text:span text:style-name="T6"> /*...*/</text:span></text:p>
        </text:list-item>
      </text:list>
      <text:p text:style-name="P30"><text:span text:style-name="T6"/></text:p>
      <text:p text:style-name="P15"><text:span text:style-name="T21">Have a look at the short script below that defines and uses a simple function.</text:span></text:p>
      <text:p text:style-name="P15"><text:span text:style-name="T29"/></text:p>
      <text:p text:style-name="P15"><draw:frame draw:style-name="fr1" draw:name="Frame5" text:anchor-type="paragraph" svg:width="7in" draw:z-index="2"><draw:text-box fo:min-height="0.8874in"><text:p text:style-name="P12"><text:span text:style-name="T32">i</text:span>mport numpy as np</text:p><text:p text:style-name="P12"/><text:p text:style-name="P13">#This function return the biggest and smallest numbers in an array</text:p><text:p text:style-name="P12">def maxAndMin(x):</text:p><text:p text:style-name="P12"><text:tab/>min = np.min(x)</text:p><text:p text:style-name="P12"><text:tab/>max = np.max(x)</text:p><text:p text:style-name="P12"><text:tab/>return max, min</text:p><text:p text:style-name="P12"/><text:p text:style-name="P12">someNumbers = [1, 3, 7, 5, 9, 10, 11, 12, 3, 4, 7, 2]</text:p><text:p text:style-name="P12">biggest, smallest = maxAndMin(someNumbers)</text:p><text:p text:style-name="P12">print("The biggest number was", biggest)</text:p></draw:text-box></draw:frame><text:span text:style-name="T28"><text:s/></text:span></text:p>
      <text:p text:style-name="P39">Drawbacks of Python</text:p>
      <text:p text:style-name="P1"/>
      <text:p text:style-name="P31"><text:span text:style-name="T19">Although Python is much easier to use and allows developers to focus on a task like data science or machine learning without having to worry to much about how the actual computation are taking place, it does have some drawbacks. The programmer has very little ability to manage the physical memory in Python so it is very difficult to use C-style optimizations when writing a Python script. Interpreted languages also tend to have longer run times than compiled languages do. This the interpreter has to do the work of translating code to machine language at runtime rather than being able to do all of that work before hand.</text:span></text:p>
      <text:p text:style-name="P31"><text:span text:style-name="T19"/></text:p>
      <text:p text:style-name="P32"><text:span text:style-name="T18">There are some tools to help Python run more efficiently, </text:span><text:span text:style-name="T20">but ultimately Python is not the correct choice of language for writing optimized, high-efficiency programs. Rather Python is useful for writing programs when the run time is not really a consideration. Commercial software is usually not written in Python because of this fact, and also because scripted languages expose the source code to the end user which is bad for commercial code.</text:span></text:p>
      <text:p text:style-name="P32"><text:span text:style-name="T20"/></text:p>
      <text:p text:style-name="P33"><text:span text:style-name="T18">Engineers, data scientists, mathematicians, and other scientists whose focus is not producing high-speed software packages will get the most benefit out of Python.</text:span></text:p>
      <text:p text:style-name="P33"><text:span text:style-name="T18"/></text:p>
      <text:p text:style-name="P33"><text:span text:style-name="T18">Students who are interested in learning more about Python can visit:</text:span></text:p>
      <text:list xml:id="list3729034059" text:style-name="L4">
        <text:list-item>
          <text:p text:style-name="P34"><text:a xlink:type="simple" xlink:href="https://www.w3schools.com/python/" text:style-name="Internet_20_link" text:visited-style-name="Visited_20_Internet_20_Link"><text:span text:style-name="T18">https://www.w3schools.com/python/</text:span></text:a></text:p>
        </text:list-item>
        <text:list-item>
          <text:p text:style-name="P34"><text:a xlink:type="simple" xlink:href="https://docs.python.org/3/tutorial/" text:style-name="Internet_20_link" text:visited-style-name="Visited_20_Internet_20_Link"><text:span text:style-name="T18">https://docs.python.org/3/tutorial/</text:span></text:a></text:p>
        </text:list-item>
        <text:list-item>
          <text:p text:style-name="P34"><text:a xlink:type="simple" xlink:href="https://www.codecademy.com/learn/learn-python-3" text:style-name="Internet_20_link" text:visited-style-name="Visited_20_Internet_20_Link"><text:span text:style-name="T18">https://www.codecademy.com/learn/learn-python-3</text:span></text:a></text:p>
          <text:p text:style-name="P34"><text:span text:style-name="T1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28T16:41:09.695058274</dc:date>
    <meta:editing-duration>PT3H9M55S</meta:editing-duration>
    <meta:editing-cycles>18</meta:editing-cycles>
    <meta:generator>LibreOffice/6.4.6.2$Linux_X86_64 LibreOffice_project/40$Build-2</meta:generator>
    <meta:document-statistic meta:table-count="0" meta:image-count="0" meta:object-count="0" meta:page-count="4" meta:paragraph-count="61" meta:word-count="1036" meta:character-count="6106" meta:non-whitespace-character-count="5149"/>
  </office:meta>
</office:document-meta>
</file>